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1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6-04-29T08:23:54" calcext:value-type="date">
            <text:p>2026-04-29 08:23:54</text:p>
          </table:table-cell>
          <table:table-cell table:style-name="ce22" office:value-type="date" office:date-value="2026-04-29" calcext:value-type="date">
            <text:p>2026-04-29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23M54S" calcext:value-type="time">
            <text:p>08:23:54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6-04-29T08:23:54" calcext:value-type="date">
            <text:p>2026-04-29 08:23:54</text:p>
          </table:table-cell>
          <table:table-cell table:style-name="ce23" office:value-type="date" office:date-value="2026-04-29" calcext:value-type="date">
            <text:p>2026-04-29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23M54S" calcext:value-type="time">
            <text:p>20:23:54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6-04-29T08:23:54" calcext:value-type="date">
            <text:p>2026-04-29 08:23:54</text:p>
          </table:table-cell>
          <table:table-cell table:style-name="ce24" office:value-type="date" office:date-value="2026-04-29" calcext:value-type="date">
            <text:p>2026-04-29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23M54S" calcext:value-type="time">
            <text:p>08:23:54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6-04-29T08:23:54" calcext:value-type="date">
            <text:p>2026-04-29 08:23:54</text:p>
          </table:table-cell>
          <table:table-cell table:style-name="ce25" office:value-type="date" office:date-value="2026-04-29" calcext:value-type="date">
            <text:p>2026-04-29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23M54S" calcext:value-type="time">
            <text:p>20:23:5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6-04-29T08:23:54" calcext:value-type="date">
            <text:p>2026-04-29 08:23:54</text:p>
          </table:table-cell>
          <table:table-cell table:style-name="ce26" office:value-type="date" office:date-value="2026-04-29" calcext:value-type="date">
            <text:p>2026-04-29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23M54S" calcext:value-type="time">
            <text:p>08:23:5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6-04-29T08:23:55" calcext:value-type="date">
            <text:p>2026-04-29 08:23:55</text:p>
          </table:table-cell>
          <table:table-cell table:style-name="ce27" office:value-type="date" office:date-value="2026-04-29" calcext:value-type="date">
            <text:p>2026-04-29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23M55S" calcext:value-type="time">
            <text:p>20:23:55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6-04-29T08:23:55" calcext:value-type="date">
            <text:p>2026-04-29 08:23:55</text:p>
          </table:table-cell>
          <table:table-cell table:style-name="ce28" office:value-type="date" office:date-value="2026-04-29" calcext:value-type="date">
            <text:p>2026-04-29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23M55S" calcext:value-type="time">
            <text:p>08:23:55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6-04-29T08:23:55" calcext:value-type="date">
            <text:p>2026-04-29 08:23:55</text:p>
          </table:table-cell>
          <table:table-cell table:style-name="ce29" office:value-type="date" office:date-value="2026-04-29" calcext:value-type="date">
            <text:p>2026-04-29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23M55S" calcext:value-type="time">
            <text:p>20:23:55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6-04-29T08:23:55" calcext:value-type="date">
            <text:p>2026-04-29 08:23:55</text:p>
          </table:table-cell>
          <table:table-cell table:style-name="ce30" office:value-type="date" office:date-value="2026-04-29" calcext:value-type="date">
            <text:p>2026-04-29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23M55S" calcext:value-type="time">
            <text:p>08:23:55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6-04-29T08:23:55" calcext:value-type="date">
            <text:p>2026-04-29 08:23:55</text:p>
          </table:table-cell>
          <table:table-cell table:style-name="ce31" office:value-type="date" office:date-value="2026-04-29" calcext:value-type="date">
            <text:p>2026-04-29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23M55S" calcext:value-type="time">
            <text:p>20:23:55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9.1cm" svg:y="4.37cm" draw:caption-point-x="-0.61cm" draw:caption-point-y="1.51cm">
              <dc:creator>Autoría desconocida</dc:creator>
              <dc:date>2026-04-29T08:23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6-04-29T08:23:55" calcext:value-type="date">
            <text:p>2026-04-29 08:23:55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6-04-29T08:23:55" calcext:value-type="date">
            <text:p>2026-04-29 08:23:55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6-04-29T08:23:55" calcext:value-type="date">
            <text:p>2026-04-29 08:23:5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6-04-29T08:23:55" calcext:value-type="date">
            <text:p>2026-04-29 08:23:55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percentage-style style:name="N112P0" style:volatile="true">
      <number:number number:decimal-places="2" number:min-decimal-places="2" number:min-integer-digits="1"/>
      <number:text> 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2P0"/>
    </number:percentag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2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1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/00/0000</text:date>, <text:time style:data-style-name="N2" text:time-value="08:23:53.9090777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9T08:23:53</meta:creation-date>
    <meta:generator>LibreOffice/25.2.7.2$Linux_X86_64 LibreOffice_project/520$Build-2</meta:generator>
    <meta:editing-duration>PT2S</meta:editing-duration>
    <meta:editing-cycles>2</meta:editing-cycles>
    <meta:initial-creator>Turulomio</meta:initial-creator>
    <dc:description>Este fichero ha sido generado con UnoGenerator-1.1.1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6-04-29T08:23:56.217131933</dc:date>
    <dc:title>Ejemplo ODS con UnoGenerator</dc:title>
    <meta:document-statistic meta:table-count="8" meta:cell-count="3390" meta:object-count="0"/>
  </office:meta>
</office:document-meta>
</file>